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21_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2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Holzmann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This is a translation of a letter originally written in Hebrew.</text:p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Hebrew<text:span text:style-name="T2">/</text:span></text:p>
      <text:p text:style-name="P3">I have placed the Lord before me always.<text:span text:style-name="T2">*/</text:span></text:p>
      <text:p text:style-name="P4"><text:span text:style-name="T2">To the princes, leaders, and directors of the people in/ righteousness, who bound up the wounds of those/ whose life was ebbing. <text:s/>May their name be es-/tablished forever. <text:s/>Amen. <text:s/>They are the Rabbi/ M. Pape, Mr. Frankel, Mr. Morais, Mr. Leeser./ <text:s/>There is no distinction as to order. <text:s/>May they their/ pleasant portion from God./</text:span></text:p>
      <text:p text:style-name="P4"><text:span text:style-name="T2">In your honor I began this matter and in your honor/ I shall finish it. <text:s/>The four judges of the Beth Din/ here mentioned sent to me and asked to be shown/ from which place I derived it that it is possible/ to send a </text:span>Get<text:span text:style-name="T2"> through the post, in view of the/ fact that it is transmitted through gentiles. <text:s/>I/ shall here put it down on paper./</text:span></text:p>
      <text:p text:style-name="P4"><text:span text:style-name="T2">The end of chapter 2 of the commentator Asheri/ on "Gittin", paragraph 27; There you will/ also find the views of Asheri and no more is/ necessary./</text:span></text:p>
      <text:p text:style-name="P4"><text:span text:style-name="T2">As to what you asked me, with regard to the same/ man acting as scribe for a </text:span>Get<text:span text:style-name="T2"> as well as/ arranging it, that, too, you will find in/ the "P'ne Yehoshua." <text:s/>I did not really arrange/ it all by myself; I helped. <text:s/>In that place,/ however, where there are no men to do the work/ and in the case of danger of "Aguna", I/</text:span></text:p>
      <text:p text:style-name="P4"><text:span text:style-name="T2">* Psalms 16.<text:tab/><text:tab/>a deserted wife/</text:span></text:p>
      <text:p text:style-name="P4"><text:span text:style-name="T2"/></text:p>
      <text:p text:style-name="P4"><text:span text:style-name="T2">[Page 2]</text:span></text:p>
      <text:p text:style-name="P4"><text:soft-page-break/><text:span text:style-name="T2">acted for the best. <text:s/>In order to remove/ your complaints against me, I took/ up my pen to justify myself before your/ honors in order to please you that you/ return me my greeting of peace./</text:span></text:p>
      <text:p text:style-name="P4"><text:span text:style-name="T2"><text:tab/>Eli, son of Moses, scribe./ Holzmann./</text:span></text:p>
      <text:p text:style-name="P4"><text:span text:style-name="T2"/></text:p>
      <text:p text:style-name="P4"><text:span text:style-name="T2">The envelope is addressed to the learned/ gentlemen, righteous guides of the people,/ who walk in piety in the ways of God, here/ in Philadelphi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6T11:46:38.92</meta:creation-date>
    <meta:document-statistic meta:table-count="0" meta:image-count="0" meta:object-count="0" meta:page-count="3" meta:paragraph-count="73" meta:word-count="467" meta:character-count="2885"/>
    <dc:date>2012-01-26T11:58:41.11</dc:date>
    <dc:creator>Penn Libraries</dc:creator>
    <meta:editing-duration>PT00H12M02S</meta:editing-duration>
    <meta:editing-cycles>1</meta:editing-cycles>
    <meta:generator>OpenOffice.org/3.2$Win32 OpenOffice.org_project/320m12$Build-9483</meta:generator>
  </office:meta>
</office:document-meta>
</file>